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verrideStyle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The action will replace one style with another style, so that all Widgets that use that style will use the new style after this replacement. This Action is used if you want to dynamically change the appearance of a Widget.</text:p>

            
                <text:list xml:id="list_OverrideStyle2" text:continue-numbering="true" text:continue-list="list_OverrideSty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verrideStyle5"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he style to be replaced.</text:p>,
                                            <text:list xml:id="list_OverrideStyle6" text:continue-numbering="true" text:continue-list="list_OverrideStyle5"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A new style that will replace the existing on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verrideStyle7" text:continue-numbering="true" text:continue-list="list_OverrideStyl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verrideStyle8" text:continue-numbering="true" text:continue-list="list_OverrideStyl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verrideStyle9" text:continue-numbering="true" text:continue-list="list_OverrideStyl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verrideStyle10" text:continue-numbering="true" text:continue-list="list_OverrideStyl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verrideStyle11" text:continue-numbering="true" text:continue-list="list_OverrideStyl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verrideStyle3" text:continue-numbering="true" text:continue-list="list_OverrideStyle2" text:style-name="Outline">
                    <text:list-item>
                        <text:list>
                            <text:list-item>
                                <text:h text:style-name="Heading_20_2" text:outline-level="2">Inputs</text:h>
                            </text:list-item>
                        </text:list>
                    </text:list-item>
                </text:list>

                
                            <text:list xml:id="list_OverrideStyl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OverrideStyle4" text:continue-numbering="true" text:continue-list="list_OverrideStyle3" text:style-name="Outline">
                    <text:list-item>
                        <text:list>
                            <text:list-item>
                                <text:h text:style-name="Heading_20_2" text:outline-level="2">Outputs</text:h>
                            </text:list-item>
                        </text:list>
                    </text:list-item>
                </text:list>

                
                            <text:list xml:id="list_OverrideStyl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